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5cm"/>
    </style:style>
    <style:style style:name="co2" style:family="table-column">
      <style:table-column-properties fo:break-before="auto" style:column-width="9.287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406cm"/>
    </style:style>
    <style:style style:name="co8" style:family="table-column">
      <style:table-column-properties fo:break-before="auto" style:column-width="3.9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/>
    </style:style>
    <style:style style:name="ce3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5" table:number-columns-repeated="3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ChaveCTe</text:p>
          </table:table-cell>
          <table:table-cell table:style-name="Default"/>
          <table:table-cell office:value-type="string" calcext:value-type="string">
            <text:p>EmitenteCTe</text:p>
          </table:table-cell>
          <table:table-cell/>
          <table:table-cell office:value-type="string" calcext:value-type="string">
            <text:p>RemetenteCTe</text:p>
          </table:table-cell>
          <table:table-cell/>
          <table:table-cell office:value-type="string" calcext:value-type="string">
            <text:p>DestinatarioCTe</text:p>
          </table:table-cell>
          <table:table-cell table:style-name="Default"/>
          <table:table-cell table:style-name="Default" office:value-type="string" calcext:value-type="string">
            <text:p>DataAutorizacaoCTe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8111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44980491871" calcext:value-type="float">
            <text:p>4498049187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8602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29594303875" calcext:value-type="float">
            <text:p>2959430387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0176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32552354807" calcext:value-type="float">
            <text:p>3255235480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55292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38363355810" calcext:value-type="float">
            <text:p>3836335581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11298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21797067826" calcext:value-type="float">
            <text:p>2179706782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5013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45010158884" calcext:value-type="float">
            <text:p>4501015888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55041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60231460317" calcext:value-type="float">
            <text:p>6023146031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0857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26729261315" calcext:value-type="float">
            <text:p>2672926131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0095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24706026881" calcext:value-type="float">
            <text:p>2470602688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56942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33225053830" calcext:value-type="float">
            <text:p>3322505383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95831496431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41045249807" calcext:value-type="float">
            <text:p>4104524980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95831498005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14662021812" calcext:value-type="float">
            <text:p>1466202181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95831493604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46990385812" calcext:value-type="float">
            <text:p>4699038581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95831499203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15333748802" calcext:value-type="float">
            <text:p>1533374880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95831494802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41893819850" calcext:value-type="float">
            <text:p>4189381985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95831491513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4269731869" calcext:value-type="float">
            <text:p>426973186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65831498468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008" calcext:value-type="float">
            <text:p>6347409003008</text:p>
          </table:table-cell>
          <table:table-cell office:value-type="string" calcext:value-type="string">
            <text:p>,</text:p>
          </table:table-cell>
          <table:table-cell office:value-type="float" office:value="61030432392" calcext:value-type="float">
            <text:p>6103043239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65831494689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008" calcext:value-type="float">
            <text:p>6347409003008</text:p>
          </table:table-cell>
          <table:table-cell office:value-type="string" calcext:value-type="string">
            <text:p>,</text:p>
          </table:table-cell>
          <table:table-cell office:value-type="float" office:value="1078177210" calcext:value-type="float">
            <text:p>107817721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65831498714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008" calcext:value-type="float">
            <text:p>6347409003008</text:p>
          </table:table-cell>
          <table:table-cell office:value-type="string" calcext:value-type="string">
            <text:p>,</text:p>
          </table:table-cell>
          <table:table-cell office:value-type="float" office:value="39183051805" calcext:value-type="float">
            <text:p>3918305180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65831492107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008" calcext:value-type="float">
            <text:p>6347409003008</text:p>
          </table:table-cell>
          <table:table-cell office:value-type="string" calcext:value-type="string">
            <text:p>,</text:p>
          </table:table-cell>
          <table:table-cell office:value-type="float" office:value="61901539253" calcext:value-type="float">
            <text:p>6190153925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5125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008" calcext:value-type="float">
            <text:p>6347409003008</text:p>
          </table:table-cell>
          <table:table-cell office:value-type="string" calcext:value-type="string">
            <text:p>,</text:p>
          </table:table-cell>
          <table:table-cell office:value-type="float" office:value="12231681153" calcext:value-type="float">
            <text:p>1223168115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07245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008" calcext:value-type="float">
            <text:p>6347409003008</text:p>
          </table:table-cell>
          <table:table-cell office:value-type="string" calcext:value-type="string">
            <text:p>,</text:p>
          </table:table-cell>
          <table:table-cell office:value-type="float" office:value="10157120619" calcext:value-type="float">
            <text:p>1015712061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6688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15782" calcext:value-type="float">
            <text:p>6347409015782</text:p>
          </table:table-cell>
          <table:table-cell office:value-type="string" calcext:value-type="string">
            <text:p>,</text:p>
          </table:table-cell>
          <table:table-cell office:value-type="float" office:value="5362252577" calcext:value-type="float">
            <text:p>536225257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6067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15782" calcext:value-type="float">
            <text:p>6347409015782</text:p>
          </table:table-cell>
          <table:table-cell office:value-type="string" calcext:value-type="string">
            <text:p>,</text:p>
          </table:table-cell>
          <table:table-cell office:value-type="float" office:value="799359580" calcext:value-type="float">
            <text:p>79935958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2533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15782" calcext:value-type="float">
            <text:p>6347409015782</text:p>
          </table:table-cell>
          <table:table-cell office:value-type="string" calcext:value-type="string">
            <text:p>,</text:p>
          </table:table-cell>
          <table:table-cell office:value-type="float" office:value="59228270144" calcext:value-type="float">
            <text:p>5922827014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72001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7571304709" calcext:value-type="float">
            <text:p>757130470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27998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673133532" calcext:value-type="float">
            <text:p>67313353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9265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5852165875" calcext:value-type="float">
            <text:p>3585216587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48642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0584557701" calcext:value-type="float">
            <text:p>1058455770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2528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789580188" calcext:value-type="float">
            <text:p>1789580188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3856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685856545" calcext:value-type="float">
            <text:p>368585654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0322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68724438553" calcext:value-type="float">
            <text:p>6872443855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9455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3104930848" calcext:value-type="float">
            <text:p>43104930848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5545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4528949172" calcext:value-type="float">
            <text:p>4452894917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3339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1761329464" calcext:value-type="float">
            <text:p>1176132946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7610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26336099881" calcext:value-type="float">
            <text:p>2633609988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2964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1580961894" calcext:value-type="float">
            <text:p>4158096189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94301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87680262691" calcext:value-type="float">
            <text:p>8768026269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47832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98423959015" calcext:value-type="float">
            <text:p>9842395901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7094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559211485" calcext:value-type="float">
            <text:p>455921148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2447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2051047626" calcext:value-type="float">
            <text:p>205104762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9158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373564426" calcext:value-type="float">
            <text:p>437356442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45121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7897226662" calcext:value-type="float">
            <text:p>789722666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9866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2385992736" calcext:value-type="float">
            <text:p>1238599273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6331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7206172784" calcext:value-type="float">
            <text:p>720617278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6577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6068412610" calcext:value-type="float">
            <text:p>606841261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21762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128439176" calcext:value-type="float">
            <text:p>312843917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7530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1721483870" calcext:value-type="float">
            <text:p>4172148387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77755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0610036718" calcext:value-type="float">
            <text:p>10610036718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42415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79952852800" calcext:value-type="float">
            <text:p>7995285280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58155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3130641840" calcext:value-type="float">
            <text:p>4313064184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6060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2899476785" calcext:value-type="float">
            <text:p>1289947678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5194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1624933726" calcext:value-type="float">
            <text:p>1162493372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1659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8337939885" calcext:value-type="float">
            <text:p>3833793988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1905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9323837881" calcext:value-type="float">
            <text:p>3932383788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3233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6794708329" calcext:value-type="float">
            <text:p>679470832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88322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5385605840" calcext:value-type="float">
            <text:p>538560584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9078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0300539606" calcext:value-type="float">
            <text:p>1030053960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4432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2382429801" calcext:value-type="float">
            <text:p>4238242980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0652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5986741447" calcext:value-type="float">
            <text:p>598674144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6251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26591946888" calcext:value-type="float">
            <text:p>26591946888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6742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5859416458" calcext:value-type="float">
            <text:p>5859416458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8316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60302763104" calcext:value-type="float">
            <text:p>6030276310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8807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69447870163" calcext:value-type="float">
            <text:p>6944787016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4160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3393077740" calcext:value-type="float">
            <text:p>1339307774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9514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6639484706" calcext:value-type="float">
            <text:p>1663948470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1333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564830554" calcext:value-type="float">
            <text:p>456483055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7799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3714172807" calcext:value-type="float">
            <text:p>4371417280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7178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27477038863" calcext:value-type="float">
            <text:p>2747703886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3889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165236151" calcext:value-type="float">
            <text:p>316523615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5463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2743678402" calcext:value-type="float">
            <text:p>1274367840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8210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77069021100" calcext:value-type="float">
            <text:p>7706902110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9934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342" calcext:value-type="float">
            <text:p>6347409003342</text:p>
          </table:table-cell>
          <table:table-cell office:value-type="string" calcext:value-type="string">
            <text:p>,</text:p>
          </table:table-cell>
          <table:table-cell office:value-type="float" office:value="597299021" calcext:value-type="float">
            <text:p>59729902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9067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342" calcext:value-type="float">
            <text:p>6347409003342</text:p>
          </table:table-cell>
          <table:table-cell office:value-type="string" calcext:value-type="string">
            <text:p>,</text:p>
          </table:table-cell>
          <table:table-cell office:value-type="float" office:value="12730909427" calcext:value-type="float">
            <text:p>1273090942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5533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342" calcext:value-type="float">
            <text:p>6347409003342</text:p>
          </table:table-cell>
          <table:table-cell office:value-type="string" calcext:value-type="string">
            <text:p>,</text:p>
          </table:table-cell>
          <table:table-cell office:value-type="float" office:value="16993129825" calcext:value-type="float">
            <text:p>1699312982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5698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342" calcext:value-type="float">
            <text:p>6347409003342</text:p>
          </table:table-cell>
          <table:table-cell office:value-type="string" calcext:value-type="string">
            <text:p>,</text:p>
          </table:table-cell>
          <table:table-cell office:value-type="float" office:value="40612680827" calcext:value-type="float">
            <text:p>4061268082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77638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342" calcext:value-type="float">
            <text:p>6347409003342</text:p>
          </table:table-cell>
          <table:table-cell office:value-type="string" calcext:value-type="string">
            <text:p>,</text:p>
          </table:table-cell>
          <table:table-cell office:value-type="float" office:value="38230478848" calcext:value-type="float">
            <text:p>38230478848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9091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342" calcext:value-type="float">
            <text:p>6347409003342</text:p>
          </table:table-cell>
          <table:table-cell office:value-type="string" calcext:value-type="string">
            <text:p>,</text:p>
          </table:table-cell>
          <table:table-cell office:value-type="float" office:value="3518852183" calcext:value-type="float">
            <text:p>351885218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3120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7773251134" calcext:value-type="float">
            <text:p>4777325113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21479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6553404674" calcext:value-type="float">
            <text:p>655340467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21471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4901536400" calcext:value-type="float">
            <text:p>490153640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83677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99758954172" calcext:value-type="float">
            <text:p>9975895417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83670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39208980871" calcext:value-type="float">
            <text:p>3920898087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83672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28298834895" calcext:value-type="float">
            <text:p>2829883489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83675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48639435634" calcext:value-type="float">
            <text:p>4863943563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83678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21541990463" calcext:value-type="float">
            <text:p>2154199046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83670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16581950866" calcext:value-type="float">
            <text:p>1658195086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658314934752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31405638842" calcext:value-type="float">
            <text:p>3140563884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658314934755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44903698831" calcext:value-type="float">
            <text:p>4490369883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1449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480129600" calcext:value-type="float">
            <text:p>448012960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14498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70375914404" calcext:value-type="float">
            <text:p>7037591440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1449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618300689" calcext:value-type="float">
            <text:p>361830068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1449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6508383809" calcext:value-type="float">
            <text:p>4650838380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1449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2132795886" calcext:value-type="float">
            <text:p>4213279588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1449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93988770744" calcext:value-type="float">
            <text:p>9398877074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7669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3956897870" calcext:value-type="float">
            <text:p>4395689787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2777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801913713" calcext:value-type="float">
            <text:p>80191371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7915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9521340630" calcext:value-type="float">
            <text:p>952134063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30238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8931688660" calcext:value-type="float">
            <text:p>893168866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3268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0321337409" calcext:value-type="float">
            <text:p>1032133740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</table:table>
      <table:table table:name="Planilha2" table:style-name="ta1">
        <table:table-column table:style-name="co7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8" table:default-cell-style-name="Default"/>
        <table:table-column table:style-name="co8" table:default-cell-style-name="ce3"/>
        <table:table-column table:style-name="co5" table:number-columns-repeated="2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ChaveMDFe</text:p>
          </table:table-cell>
          <table:table-cell table:style-name="Default"/>
          <table:table-cell office:value-type="string" calcext:value-type="string">
            <text:p>EmitenteMDFe</text:p>
          </table:table-cell>
          <table:table-cell/>
          <table:table-cell table:style-name="Default" office:value-type="string" calcext:value-type="string">
            <text:p>DataAutorizacaoMDFe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25210708046796000397580010000024661989549005</text:p>
          </table:table-cell>
          <table:table-cell office:value-type="string" calcext:value-type="string">
            <text:p>',</text:p>
          </table:table-cell>
          <table:table-cell office:value-type="float" office:value="8046796000397" calcext:value-type="float">
            <text:p>8046796000397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31210708046796000125580010000214731249552788</text:p>
          </table:table-cell>
          <table:table-cell office:value-type="string" calcext:value-type="string">
            <text:p>',</text:p>
          </table:table-cell>
          <table:table-cell office:value-type="float" office:value="8046796000125" calcext:value-type="float">
            <text:p>8046796000125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42210708046796000710580010000047141513664451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42210708046796000710580010000047131055979896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42210708046796000710580010000047121128287070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42210708046796000710580010000047111865787248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42210708046796000710580010000047101968774672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33210708046796000630580010000055191909026036</text:p>
          </table:table-cell>
          <table:table-cell office:value-type="string" calcext:value-type="string">
            <text:p>',</text:p>
          </table:table-cell>
          <table:table-cell office:value-type="float" office:value="8046796000630" calcext:value-type="float">
            <text:p>804679600063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33210708046796000630580010000055181839214893</text:p>
          </table:table-cell>
          <table:table-cell office:value-type="string" calcext:value-type="string">
            <text:p>',</text:p>
          </table:table-cell>
          <table:table-cell office:value-type="float" office:value="8046796000630" calcext:value-type="float">
            <text:p>804679600063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33210708046796000630580010000055171950496403</text:p>
          </table:table-cell>
          <table:table-cell office:value-type="string" calcext:value-type="string">
            <text:p>',</text:p>
          </table:table-cell>
          <table:table-cell office:value-type="float" office:value="8046796000630" calcext:value-type="float">
            <text:p>804679600063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33210708046796000630580010000055161144875226</text:p>
          </table:table-cell>
          <table:table-cell office:value-type="string" calcext:value-type="string">
            <text:p>',</text:p>
          </table:table-cell>
          <table:table-cell office:value-type="float" office:value="8046796000630" calcext:value-type="float">
            <text:p>804679600063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33210708046796000630580010000055151732119573</text:p>
          </table:table-cell>
          <table:table-cell office:value-type="string" calcext:value-type="string">
            <text:p>',</text:p>
          </table:table-cell>
          <table:table-cell office:value-type="float" office:value="8046796000630" calcext:value-type="float">
            <text:p>804679600063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42210708046796000710580010000046991386600729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table:number-columns-repeated="2"/>
          <table:table-cell office:value-type="string" calcext:value-type="string">
            <text:p>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 style:data-style-name="N2" text:time-value="22:58:09.3213132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7:07:28.835307753</meta:creation-date>
    <dc:date>2021-07-17T23:28:19.625148446</dc:date>
    <meta:editing-duration>PT43M22S</meta:editing-duration>
    <meta:editing-cycles>3</meta:editing-cycles>
    <meta:generator>LibreOffice/6.4.7.2$Linux_X86_64 LibreOffice_project/40$Build-2</meta:generator>
    <meta:document-statistic meta:table-count="2" meta:cell-count="1201" meta:object-count="0"/>
  </office:meta>
</office:document-meta>
</file>